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able_20_Contents">
      <style:text-properties style:font-name="Verdana" fo:font-size="10pt" fo:font-weight="bold" officeooo:rsid="000101fb" officeooo:paragraph-rsid="000101fb" style:font-size-asian="10pt" style:font-weight-asian="bold" style:font-size-complex="10pt" style:font-weight-complex="bold"/>
    </style:style>
    <style:style style:name="P2" style:family="paragraph" style:parent-style-name="Table_20_Contents">
      <style:text-properties style:font-name="Verdana" fo:font-size="10pt" officeooo:rsid="000e36a0" officeooo:paragraph-rsid="000101fb" style:font-size-asian="10pt" style:font-size-complex="10pt"/>
    </style:style>
    <style:style style:name="P3" style:family="paragraph" style:parent-style-name="Table_20_Contents">
      <style:paragraph-properties fo:text-align="justify" style:justify-single-word="false"/>
      <style:text-properties style:font-name="Verdana" fo:font-size="10pt" officeooo:rsid="000e36a0" officeooo:paragraph-rsid="000101fb" style:font-size-asian="10pt" style:font-size-complex="10pt"/>
    </style:style>
    <style:style style:name="P4" style:family="paragraph" style:parent-style-name="Table_20_Contents">
      <style:text-properties style:font-name="Verdana" fo:font-size="10pt" officeooo:paragraph-rsid="000101fb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Verdana" fo:font-size="10pt" officeooo:paragraph-rsid="000101fb" style:font-size-asian="10pt" style:font-size-complex="10pt"/>
    </style:style>
    <style:style style:name="P6" style:family="paragraph" style:parent-style-name="Table_20_Contents">
      <style:text-properties style:font-name="Verdana" fo:font-size="10pt" officeooo:rsid="0003c23a" officeooo:paragraph-rsid="0003c23a" style:font-size-asian="10pt" style:font-size-complex="10pt"/>
    </style:style>
    <style:style style:name="P7" style:family="paragraph" style:parent-style-name="Table_20_Contents">
      <style:text-properties style:font-name="Verdana" fo:font-size="10pt" officeooo:paragraph-rsid="0003c23a" style:font-size-asian="10pt" style:font-size-complex="10pt"/>
    </style:style>
    <style:style style:name="P8" style:family="paragraph" style:parent-style-name="Table_20_Contents">
      <style:text-properties style:font-name="Verdana" fo:font-size="10pt" officeooo:paragraph-rsid="0003c23a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101fb"/>
    </style:style>
    <style:style style:name="T3" style:family="text">
      <style:text-properties officeooo:rsid="0001d9ec"/>
    </style:style>
    <style:style style:name="T4" style:family="text">
      <style:text-properties officeooo:rsid="0003c23a"/>
    </style:style>
    <style:style style:name="T5" style:family="text">
      <style:text-properties officeooo:rsid="0005bf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édiákban megadott hirdetési szöveg</text:p>
      <text:p text:style-name="P2"/>
      <text:p text:style-name="P3">Eladó Pilisszántó üdülőterületén, örök panoráma kilátással a fennsíkra, a Hosszú-hegy déli oldalának alján, -a különleges terep adottságainak megfelelően, - egy szuterénre épült, 2 szintes, beépített tetőterű, könnyűszerkezetes, nagypaneles, 30m2 alapterületű épület!</text:p>
      <text:p text:style-name="P4"/>
      <text:p text:style-name="P5"><text:span text:style-name="T1">Műszaki leírás</text:span>:<text:line-break/> A szuterén betonblokkból készült, hagyományos szigeteléssel, valamint drain-csövezéssel! Az épület mögött 14m2-es, a ház központi fűtésébe bekötött műhely, <text:span text:style-name="T5">tároló</text:span> van. Az épületek szigeteltek, a dryvit külső festése víztaszító. A telek mérete 1069m2, fúrt kút, +vezetékes víz, villany, 6m3 +2 m3 emésztő. A ház fedése Bramac betoncserép. A ház 2003-ban épült, külső – belső festése 2014-ben lett felújítva.<text:line-break/> Tetőtér: Homlokzatokon mobil szúnyoghálós, hőszigetelt ablakok. A tetőtér egyterű, hőszigetelt, lambériával burkolt. A kispadlás hőszigetelt, jól kezelhető rakodótér. A könnyűszerkezetes technológiának köszönhetően a a tetőtérben hangszigetelt válaszfallal kialakítható két félszoba.<text:line-break/> A meleg vizet PB 80 l-es gázbojler szolgáltatja. A központi fűtés rásegít a meleg víz készítésre. A házat riasztó és rács védi.<text:line-break/></text:p>
      <text:p text:style-name="P4"><text:span text:style-name="T1">Elrendezés:</text:span><text:line-break/>A teljes lakóterület 85 m2. A szintek beosztása:<text:line-break/>- Szuterén: lépcsőház, zuhanyozó, kézmosó. Konyha, étkező, vízteres fatüzelésű kandalló, -fatároló a hátsó kertrészben.<text:line-break/>- Alapszint: Nappali, WC, mosdó, mosógép bekötés. Lépcső a tetőtérhez, ill. a szuterénhez. Ajtó a cserépfedésű 12m2 -es teraszhoz, és a külső feljáróhoz.<text:line-break/>- Tetőtér: Jelenleg egyterű, hőszigetelt és lambériával burkolt, két félszoba kialakítására alkalmas</text:p>
      <text:p text:style-name="P4"><text:bookmark-start text:name="__DdeLink__45_994129628"/>- <text:span text:style-name="T2">Mellék épület: A</text:span> <text:span text:style-name="T2">főépület </text:span>nappali<text:span text:style-name="T2">ja</text:span> mögött található, a ház hátsó frontjához építve -<text:span text:style-name="T2">14 m2</text:span>, <text:span text:style-name="T2">így </text:span><text:s/>könnyen kialakítható <text:span text:style-name="T2">a közvetlen átjárhatóság</text:span> ezzel növelve a lakóteret, akár külön szobának vagy nappalinak <text:span text:style-name="T2">kialakítva</text:span>. Ugyanúgy szigetelt, a központi fűtés része.</text:p>
      <text:p text:style-name="P7"><text:bookmark-end text:name="__DdeLink__45_994129628"/><text:line-break/><text:span text:style-name="T1">Környezet</text:span>:<text:line-break/>A telek növényzete válogatott, gondozott, termő birs, golden alma, őszibarack, körte , füge is van. Tavasszal általában murva takarás kerül a bekötőutakra, míg télen a gerinc utak csúszásmentesítettek, a bekötőutakat hókotró takarítja. A környéken sok állandó lakos van az üdülő-övezeti besorolás ellenére, a lakók általában barátságosak, figyelnek egymásra és a környezetükre. A körzeti megbízott rendőrtiszt gyakran járja a települést! </text:p>
      <text:p text:style-name="P7">20 km-en belül gyakorlatilag mindenféle üzlet és ipari park megtalálható! A telepünk sarkában a „Határ-réti tó” és a „ Háziréti víztározó” nevű, remekül kialakított horgásztó, Pilisvörösváron pedig a bányatavak is horgászhatóak! A közlekedés a most felújított <text:span text:style-name="T4">vasútvonalal</text:span> -közvetlenül a Nyugati pályaudvarra, autóbusszal Budapest, Dorog és Esztergom irányába, jól működik, kult<text:span text:style-name="T4">u</text:span>rált.</text:p>
      <text:p text:style-name="P4"><text:line-break/>Kedves Érdeklődő! Kor<text:span text:style-name="T3">unk</text:span> miatt a hegyek egyre „magasabbak" ezért kínál<text:span text:style-name="T3">juk</text:span> a házat eladásra!</text:p>
      <text:p text:style-name="P4"/>
      <text:p text:style-name="P6">Az ingatlan címe:<text:tab/>2095 Pilisszántó, Galagonya utca 4.</text:p>
      <text:p text:style-name="P6">Geo kordináták: 47°39'35.3"N 18°54'41.0"E vagy 47.659806, 18.911389</text:p>
      <text:p text:style-name="P6"/>
      <text:p text:style-name="P6"/>
      <text:p text:style-name="P6"/>
      <text:p text:style-name="P6">Kapcsolattartó:<text:tab/>_________________________________________</text:p>
      <text:p text:style-name="P6"/>
      <text:p text:style-name="P6"/>
      <text:p text:style-name="P6">Telefonszám:<text:tab/><text:tab/>__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4:18:15.359716570</meta:creation-date>
    <dc:date>2017-04-04T18:47:47.977185976</dc:date>
    <meta:editing-duration>PT10M41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12" meta:word-count="382" meta:character-count="2996" meta:non-whitespace-character-count="2616"/>
  </office:meta>
</office:document-meta>
</file>